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text-properties officeooo:paragraph-rsid="0f4d8759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5f1cf7"/>
    </style:style>
    <style:style style:name="P58" style:family="paragraph" style:parent-style-name="Standard">
      <style:paragraph-properties fo:text-align="center" style:justify-single-word="false"/>
      <style:text-properties officeooo:paragraph-rsid="0eb4913f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3fc298"/>
    </style:style>
    <style:style style:name="P66" style:family="paragraph" style:parent-style-name="Standard">
      <style:paragraph-properties fo:text-align="center" style:justify-single-word="false"/>
      <style:text-properties officeooo:paragraph-rsid="10411e41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f4eeba0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Standard">
      <style:text-properties officeooo:paragraph-rsid="0fbe4db4"/>
    </style:style>
    <style:style style:name="P73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0" style:family="paragraph" style:parent-style-name="Footnote">
      <style:text-properties officeooo:paragraph-rsid="0fda15e0"/>
    </style:style>
    <style:style style:name="P81" style:family="paragraph" style:parent-style-name="Standard">
      <style:text-properties officeooo:paragraph-rsid="0fe106d1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Footnote">
      <style:text-properties officeooo:paragraph-rsid="102c1a0f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officeooo:rsid="047da547"/>
    </style:style>
    <style:style style:name="T23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7" style:family="text">
      <style:text-properties style:use-window-font-color="true" loext:opacity="0%" style:font-name="Liberation Sans" fo:font-size="12pt" style:font-size-asian="12pt" style:font-size-complex="12pt"/>
    </style:style>
    <style:style style:name="T268" style:family="text">
      <style:text-properties style:use-window-font-color="true" loext:opacity="0%" style:font-name="Liberation Sans" officeooo:rsid="0efd8e5c"/>
    </style:style>
    <style:style style:name="T26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officeooo:rsid="04473353"/>
    </style:style>
    <style:style style:name="T27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officeooo:rsid="0aace3cd"/>
    </style:style>
    <style:style style:name="T27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officeooo:rsid="0f0ca65a"/>
    </style:style>
    <style:style style:name="T299" style:family="text">
      <style:text-properties officeooo:rsid="0f8f58bd"/>
    </style:style>
    <style:style style:name="T300" style:family="text">
      <style:text-properties officeooo:rsid="0f95a7a0"/>
    </style:style>
    <style:style style:name="T301" style:family="text">
      <style:text-properties style:text-underline-style="none"/>
    </style:style>
    <style:style style:name="T302" style:family="text">
      <style:text-properties style:font-name="Liberation Mono" fo:font-size="8pt" style:font-size-asian="8pt" style:font-size-complex="8pt" loext:padding="0.049cm" loext:border="0.31pt solid #00000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8"><text:user-field-get text:name="Version">24.04</text:user-field-get></text:span></text:span><text:span text:style-name="Strong_20_Emphasis"><text:span text:style-name="T175"><text:note text:id="ftn1" text:note-class="footnote"><text:note-citation>1</text:note-citation><text:note-body><text:p text:style-name="P83"><text:span text:style-name="T284">D</text:span><text:span text:style-name="T275">eze </text:span><text:span text:style-name="Strong_20_Emphasis"><text:span text:style-name="T286"><text:user-field-get text:name="Distro">Ubuntu</text:user-field-get></text:span></text:span><text:span text:style-name="T277"><text:s/></text:span><text:span text:style-name="T287"><text:user-field-get text:name="Version">24.04</text:user-field-get></text:span><text:span text:style-name="T287"><text:s/></text:span><text:span text:style-name="Strong_20_Emphasis"><text:span text:style-name="T288"><text:user-field-get text:name="Edition">Desktop</text:user-field-get></text:span></text:span><text:span text:style-name="T275"><text:s/>(codenaam </text:span><text:span text:style-name="T283">noble</text:span><text:span text:style-name="T275">) van april</text:span><text:span text:style-name="T278"> </text:span><text:span text:style-name="Strong_20_Emphasis"><text:span text:style-name="T289"><text:user-field-get text:name="Releaseyear">2024</text:user-field-get></text:span></text:span><text:span text:style-name="T279"><text:s/></text:span><text:span text:style-name="T284">is een zogenaamde </text:span><text:span text:style-name="T275">LTS-</text:span><text:span text:style-name="T284">versie</text:span><text:span text:style-name="T275"> </text:span><text:span text:style-name="T284">(</text:span><text:span text:style-name="T275">staat voor Long-Term Support, </text:span><text:span text:style-name="T276">langetermijnondersteuning</text:span><text:span text:style-name="T284">)</text:span><text:span text:style-name="T276"> </text:span><text:span text:style-name="T285">en</text:span><text:span text:style-name="T279"> </text:span><text:span text:style-name="T275">wordt gedurende 5 jaar ondersteund tot april 202</text:span><text:span text:style-name="T283">9</text:span><text:span text:style-name="T275">, en met een </text:span><text:span text:style-name="T282">gratis persoonlijk </text:span><text:span text:style-name="T275">Ubuntu </text:span><text:span text:style-name="T280">P</text:span><text:span text:style-name="T275">ro-abonnement gedurende 1</text:span><text:span text:style-name="T281">0</text:span><text:span text:style-name="T275"> jaar tot april 203</text:span><text:span text:style-name="T283">4</text:span><text:span text:style-name="T275">.</text:span></text:p></text:note-body></text:note></text:span></text:span><text:span text:style-name="Strong_20_Emphasis"><text:span text:style-name="T176"><text:s/></text:span></text:span><text:span text:style-name="Strong_20_Emphasis"><text:span text:style-name="T177"><text:user-field-get text:name="Edition">Desktop</text:user-field-get></text:span></text:span><text:span text:style-name="Strong_20_Emphasis"><text:span text:style-name="T17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298">ONDERSTREEPTE</text:span></text:span><text:span text:style-name="T1"> </text:span><text:span text:style-name="T16">woorden</text:span><text:span text:style-name="T15"> het</text:span><text:span text:style-name="Strong_20_Emphasis"><text:span text:style-name="T218"> </text:span></text:span><text:span text:style-name="Strong_20_Emphasis"><text:span text:style-name="T219">tekstvak</text:span></text:span><text:span text:style-name="T16"> </text:span><text:span text:style-name="T19">in,</text:span><text:span text:style-name="T16"> </text:span><text:span text:style-name="T234">zie </text:span><text:span text:style-name="T268">[</text:span><text:span text:style-name="T234">toelichting</text:span><text:span text:style-name="T268">]</text:span><text:span text:style-name="T16">:</text:span></text:p>
      <text:p text:style-name="P2"><text:span text:style-name="Definition"><text:span text:style-name="T23">GEBRUIKER</text:span></text:span><text:span text:style-name="T242"><text:tab/><text:tab/></text:span><text:span text:style-name="T267"> <text:tab/><text:tab/></text:span><text:span text:style-name="T243"><draw:control text:anchor-type="as-char" svg:y="-0.4cm" draw:z-index="12" draw:name="Gebruiker 2" draw:style-name="gr2" draw:text-style-name="P92" svg:width="6.4cm" svg:height="0.6cm" draw:control="control11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, bijv. </text:span><text:span text:style-name="T238">J</text:span><text:span text:style-name="T265">a</text:span><text:span text:style-name="T238">n </text:span><text:span text:style-name="T265">Jansen</text:span><text:span text:style-name="T266">]</text:span></text:p>
      <text:p text:style-name="P81"><text:span text:style-name="Definition"><text:span text:style-name="T236">g</text:span></text:span><text:span text:style-name="Definition">ebruikersnaam</text:span><text:span text:style-name="Definition"><text:span text:style-name="T301"><text:tab/></text:span></text:span><text:span text:style-name="T235"><draw:control text:anchor-type="as-char" svg:y="-0.4cm" draw:z-index="13" draw:name="Gberuikersnaam 3" draw:style-name="gr2" draw:text-style-name="P92" svg:width="6.4cm" svg:height="0.6cm" draw:control="control12"><svg:title>Gebruikersnaam</svg:title><svg:desc>Korte naam, bijv. jan</svg:desc></draw:control></text:span><text:span text:style-name="T235"><text:tab/> <text:s text:c="2"/></text:span><text:span text:style-name="T7">[</text:span><text:span text:style-name="T8">K</text:span><text:span text:style-name="T6">orte naam, bijv. </text:span><text:span text:style-name="T182">j</text:span><text:span text:style-name="T183">a</text:span><text:span text:style-name="T182">n</text:span><text:span text:style-name="T184">]</text:span></text:p>
      <text:p text:style-name="P2"><text:span text:style-name="Definition">COMPUTERNAAM</text:span><text:span text:style-name="T246"><text:tab/><text:tab/></text:span><draw:control text:anchor-type="as-char" svg:y="-0.4cm" draw:z-index="14" draw:name="Computernaam 1" draw:style-name="gr2" draw:text-style-name="P92" svg:width="6.4cm" svg:height="0.6cm" draw:control="control13"><svg:title>Computernaam</svg:title><svg:desc>Unieke naam van de computer</svg:desc></draw:control><text:tab/> <text:s text:c="2"/><text:span text:style-name="T251">[</text:span><text:span text:style-name="T252">N</text:span><text:span text:style-name="T247">aam van de compute</text:span><text:span text:style-name="T248">r, </text:span><text:span text:style-name="T249">bijv. </text:span><text:span text:style-name="T250">pc02</text:span><text:span text:style-name="T251">]</text:span></text:p>
      <text:p text:style-name="P2"><text:span text:style-name="Definition"><text:span text:style-name="T254">GEBRUIKER</text:span></text:span><text:span text:style-name="Definition"><text:span text:style-name="T259"><text:tab/></text:span></text:span><text:span text:style-name="T253"><text:tab/></text:span><text:span text:style-name="T267"> <text:tab/><text:tab/></text:span><text:span text:style-name="T243"><draw:control text:anchor-type="as-char" svg:y="-0.4cm" draw:z-index="15" draw:name="Gebruiker 3" draw:style-name="gr2" draw:text-style-name="P92" svg:width="6.4cm" svg:height="0.6cm" draw:control="control14"><svg:title>Gebruiker</svg:title><svg:desc>Volledige naam, bijv. Jan Stek</svg:desc></draw:control></text:span><text:span text:style-name="T243"><text:tab/> <text:s text:c="2"/></text:span><text:span text:style-name="T244">[</text:span><text:span text:style-name="T245">V</text:span><text:span text:style-name="T237">olledige naam </text:span><text:span text:style-name="T241">evt. 2</text:span><text:span text:style-name="T269">e</text:span><text:span text:style-name="T239"> gebruiker</text:span><text:span text:style-name="T240">]</text:span></text:p>
      <text:p text:style-name="P81"><text:span text:style-name="Definition"><text:span text:style-name="T254">GEBRUIKERSN</text:span></text:span><text:span text:style-name="Definition"><text:span text:style-name="T255">aa</text:span></text:span><text:span text:style-name="Definition"><text:span text:style-name="T254">M</text:span></text:span><text:span text:style-name="Definition"><text:span text:style-name="T259"><text:tab/></text:span></text:span><text:span text:style-name="T235"><draw:control text:anchor-type="as-char" svg:y="-0.4cm" draw:z-index="16" draw:name="Gberuikersnaam 4" draw:style-name="gr2" draw:text-style-name="P92" svg:width="6.4cm" svg:height="0.6cm" draw:control="control15"><svg:title>Gebruikersnaam</svg:title><svg:desc>Korte naam, bijv. jan</svg:desc></draw:control></text:span><text:span text:style-name="T235"><text:tab/> <text:s text:c="2"/></text:span><text:span text:style-name="T257">[</text:span><text:span text:style-name="T258">K</text:span><text:span text:style-name="T256">orte naam</text:span><text:span text:style-name="T260"> </text:span><text:span text:style-name="T261">e</text:span><text:span text:style-name="T262">vt. 2</text:span><text:span text:style-name="T270">e</text:span><text:span text:style-name="T262"> </text:span><text:span text:style-name="T263">gebruiker</text:span><text:span text:style-name="T264">]</text:span></text:p>
      <text:p text:style-name="P1"><text:span text:style-name="T185">Vervang </text:span><text:span text:style-name="T192">de</text:span><text:span text:style-name="T185"> </text:span><text:span text:style-name="Definition"><text:span text:style-name="T24">ONDERSTREEPTE</text:span></text:span><text:span text:style-name="T185"> </text:span><text:span text:style-name="T186">woorden </text:span><text:span text:style-name="T185">in deze checklist door </text:span><text:span text:style-name="T192">d</text:span><text:span text:style-name="T193">i</text:span><text:span text:style-name="T192">e </text:span><text:span text:style-name="T191">in </text:span><text:span text:style-name="T193">het</text:span><text:span text:style-name="Strong_20_Emphasis"><text:span text:style-name="T62"> </text:span></text:span><text:span text:style-name="Strong_20_Emphasis"><text:span text:style-name="T81">tekstvak</text:span></text:span><text:span text:style-name="T185">.</text:span></text:p>
      <text:p text:style-name="P40"/>
      <text:p text:style-name="P40"/>
      <text:p text:style-name="P3"><text:span text:style-name="T197">Nog niet op Linux?</text:span><text:span text:style-name="T187"><text:tab/></text:span><text:span text:style-name="Strong_20_Emphasis"><text:span text:style-name="T84"><draw:control text:anchor-type="as-char" draw:z-index="17" draw:name="Vorm3" draw:style-name="gr1" draw:text-style-name="P91" svg:width="0.35cm" svg:height="0.35cm" draw:control="control16"/></text:span></text:span><text:span text:style-name="T194"><text:tab/></text:span><text:span text:style-name="T195">G</text:span><text:span text:style-name="T188">ebruik </text:span><text:span text:style-name="Strong_20_Emphasis"><text:span text:style-name="T198">Checklist </text:span></text:span><text:span text:style-name="Strong_20_Emphasis"><text:span text:style-name="T199">overzetten</text:span></text:span><text:span text:style-name="T18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9"> onder </text:span><text:span text:style-name="T196">Linux</text:span><text:span text:style-name="T190">.</text:span></text:p>
      <text:p text:style-name="P39"><text:span text:style-name="T161">Nieuwe installatie?</text:span><text:span text:style-name="T157"><text:tab/></text:span><text:span text:style-name="Strong_20_Emphasis"><text:span text:style-name="T83"><draw:control text:anchor-type="as-char" draw:z-index="18" draw:name="Vorm 2" draw:style-name="gr1" draw:text-style-name="P91" svg:width="0.35cm" svg:height="0.35cm" draw:control="control17"/></text:span></text:span><text:span text:style-name="T160"><text:tab/></text:span><text:span text:style-name="T159">B</text:span><text:span text:style-name="T157">egin bij hoofdstuk </text:span><text:span text:style-name="T161"><text:bookmark-ref text:reference-format="page" text:ref-name="__RefNumPara__4009_1271708128">2</text:bookmark-ref></text:span><text:span text:style-name="T157"><text:s text:c="2"/></text:span><text:span text:style-name="T162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5" draw:name="Vorm3_0" draw:style-name="gr1" draw:text-style-name="P91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2"><draw:control text:anchor-type="as-char" draw:z-index="8" draw:name="Vorm3_ 2" draw:style-name="gr1" draw:text-style-name="P91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96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65"><text:span text:style-name="Strong_20_Emphasis"><text:span text:style-name="T84"><draw:control text:anchor-type="as-char" draw:z-index="19" draw:name="Vorm4" draw:style-name="gr1" draw:text-style-name="P91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3" office:value-type="string">
            <text:p text:style-name="P74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3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3"><text:span text:style-name="T156">D</text:span>e <text:span text:style-name="T302">Super</text:span>-toets <text:span text:style-name="T209">is de Windows-toets, Command-toets </text:span><text:span text:style-name="T210">(Apple)</text:span><text:span text:style-name="T209">, of Vergrootglas-toets </text:span><text:span text:style-name="T210">(Chromebook)</text:span><text:span text:style-name="T20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5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5" office:value-type="string">
            <text:p text:style-name="P55"><text:span text:style-name="User_20_Entry"><text:span text:style-name="T26">wget karelzimmer.nl/kz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6" office:value-type="string">
            <text:p text:style-name="P55"><text:span text:style-name="User_20_Entry"><text:span text:style-name="T26">bash 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65"><text:span text:style-name="Strong_20_Emphasis"><text:span text:style-name="T84"><draw:control text:anchor-type="as-char" draw:z-index="20" draw:name="Vorm 3" draw:style-name="gr1" draw:text-style-name="P91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84"><draw:control text:anchor-type="as-char" draw:z-index="21" draw:name="Vorm 4" draw:style-name="gr1" draw:text-style-name="P91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6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3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89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5">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2">1</text:span></text:span><text:span text:style-name="Strong_20_Emphasis"><text:span text:style-name="T103"> <text:s/></text:span></text:span><text:span text:style-name="Strong_20_Emphasis"><text:span text:style-name="T104">In</text:span></text:span><text:span text:style-name="Strong_20_Emphasis"><text:span text:style-name="T97">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B1" office:value-type="string">
            <text:p text:style-name="P56"><text:span text:style-name="Strong_20_Emphasis"><text:span text:style-name="T84"><draw:control text:anchor-type="as-char" draw:z-index="2" draw:name="Vorm9" draw:style-name="gr1" draw:text-style-name="P91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2"><text:span text:style-name="T203">Start de computer op vanaf</text:span><text:span text:style-name="T203"><text:note text:id="ftn4" text:note-class="footnote"><text:note-citation>1</text:note-citation><text:note-body><text:p text:style-name="P80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 </text:span></text:span><text:span text:style-name="Definition"><text:span text:style-name="T145"><text:s/>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3"> </text:span><text:span text:style-name="T207">een </text:span><text:span text:style-name="Strong_20_Emphasis"><text:span text:style-name="T180"><text:user-field-get text:name="Distro">Ubuntu</text:user-field-get></text:span></text:span><text:span text:style-name="T202"><text:s/></text:span><text:span text:style-name="T181"><text:user-field-get text:name="Version">24.04</text:user-field-get></text:span><text:span text:style-name="T181"><text:s/></text:span><text:span text:style-name="Strong_20_Emphasis"><text:span text:style-name="T110"><text:user-field-get text:name="Edition">Desktop</text:user-field-get></text:span></text:span><text:span text:style-name="Strong_20_Emphasis"><text:span text:style-name="T110"><text:s/>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9"><text:span text:style-name="T271">Vanaf ee</text:span>n <text:span text:style-name="T300">L</text:span>ive <text:span text:style-name="T299">USB</text:span><text:span text:style-name="T274">-stick</text:span><text:span text:style-name="T21"> </text:span>kunt <text:span text:style-name="T271">u opstarten en</text:span> <text:span text:style-name="T17">met 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werken zonder enige bestanden op de harde schijf te wijzigen en maakt ook installatie van 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2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73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72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96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116"><draw:control text:anchor-type="as-char" draw:z-index="7" draw:name="Vorm 6" draw:style-name="gr1" draw:text-style-name="P91" svg:width="0.35cm" svg:height="0.35cm" draw:control="control6"/></text:span></text:span></text:p>
          </table:table-cell>
          <table:table-cell table:style-name="_32_._5f_Installatie_5f_uitvoeren.C4" office:value-type="string">
            <text:p text:style-name="P17"><text:span text:style-name="T204">Kies</text:span><text:span text:style-name="T205"> </text:span><text:span text:style-name="T208">Nederlands</text:span><text:span text:style-name="T205"> en klik</text:span><text:span text:style-name="T206"> </text:span><text:span text:style-name="T205">op</text:span><text:span text:style-name="T204"> </text:span><text:span text:style-name="T201">Next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6" office:value-type="string">
            <text:p text:style-name="P1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0"><draw:control text:anchor-type="as-char" draw:z-index="6" draw:name="Vorm 1" draw:style-name="gr1" draw:text-style-name="P91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0"><text:span text:style-name="T228">Bij</text:span><text:span text:style-name="T221"> </text:span><text:span text:style-name="Strong_20_Emphasis"><text:span text:style-name="T229">Create your account</text:span>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9" office:value-type="string">
            <text:p text:style-name="P11"><text:span text:style-name="T227">V</text:span><text:span text:style-name="T222">ul </text:span><text:span text:style-name="T223">in </text:span><text:span text:style-name="Strong_20_Emphasis"><text:span text:style-name="T229">Your</text:span></text:span><text:span text:style-name="Strong_20_Emphasis"><text:span text:style-name="T224"> n</text:span></text:span><text:span text:style-name="Strong_20_Emphasis"><text:span text:style-name="T225">am</text:span></text:span><text:span text:style-name="Strong_20_Emphasis"><text:span text:style-name="T229">e</text:span></text:span><text:span text:style-name="Strong_20_Emphasis"><text:span text:style-name="T214"> </text:span></text:span><text:span text:style-name="Definition"><text:span text:style-name="T4">gebruiker</text:span></text:span><text:span text:style-name="Strong_20_Emphasis"><text:span text:style-name="T215">, <text:line-break/></text:span></text:span><text:span text:style-name="Strong_20_Emphasis"><text:span text:style-name="T229">You</text:span></text:span><text:span text:style-name="Strong_20_Emphasis"><text:span text:style-name="T233">r</text:span></text:span><text:span text:style-name="Strong_20_Emphasis"><text:span text:style-name="T224"> </text:span></text:span><text:span text:style-name="Strong_20_Emphasis"><text:span text:style-name="T226">computer</text:span></text:span><text:span text:style-name="Strong_20_Emphasis"><text:span text:style-name="T232">'s </text:span></text:span><text:span text:style-name="Strong_20_Emphasis"><text:span text:style-name="T231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4">,<text:line-break/></text:span></text:span><text:span text:style-name="Strong_20_Emphasis"><text:span text:style-name="T230">Your username</text:span></text:span><text:span text:style-name="Strong_20_Emphasis"><text:span text:style-name="T214"> </text:span></text:span><text:span text:style-name="Definition"><text:span text:style-name="T4">gebruikersnaam</text:span></text:span><text:span text:style-name="Strong_20_Emphasis"><text:span text:style-name="T214">, </text:span></text:span><text:span text:style-name="Strong_20_Emphasis"><text:span text:style-name="T217">en</text:span></text:span><text:span text:style-name="Strong_20_Emphasis"><text:span text:style-name="T214"><text:line-break/></text:span></text:span><text:span text:style-name="Strong_20_Emphasis"><text:span text:style-name="T216">g</text:span></text:span><text:span text:style-name="Strong_20_Emphasis"><text:span text:style-name="T213">eef tweemaal een </text:span></text:span><text:span text:style-name="Strong_20_Emphasis"><text:span text:style-name="T220">wachtwoord</text:span></text:span><text:span text:style-name="Strong_20_Emphasis"><text:span text:style-name="T213">.</text:span></text:span></text:p>
          </table:table-cell>
        </table:table-row>
      </table:table>
      <text:p text:style-name="P43"><text:span text:style-name="Strong_20_Emphasis"><text:span text:style-name="T86"/></text:span></text:p>
      <text:list text:continue-numbering="true" text:style-name="L1">
        <text:list-item>
          <text:p text:style-name="P85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84"><draw:control text:anchor-type="as-char" draw:z-index="3" draw:name="Vorm24" draw:style-name="gr1" draw:text-style-name="P91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7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67"><text:span text:style-name="Strong_20_Emphasis"><text:span text:style-name="T87"/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5"><text:span text:style-name="Strong_20_Emphasis"><text:span text:style-name="T83"><draw:control text:anchor-type="as-char" draw:z-index="10" draw:name="Vorm13_1" draw:style-name="gr1" draw:text-style-name="P91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67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65"><text:span text:style-name="Strong_20_Emphasis"><text:span text:style-name="T84"><draw:control text:anchor-type="as-char" draw:z-index="22" draw:name="Vorm 5" draw:style-name="gr1" draw:text-style-name="P91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9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9">De </text:span><text:span text:style-name="T212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95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7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4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68"><text:span text:style-name="User_20_Entry"><text:span text:style-name="T26">wget karelzimmer.nl/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68"><text:span text:style-name="User_20_Entry"><text:span text:style-name="T26">bash 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1"/>
          </table:table-cell>
          <table:table-cell table:style-name="_33_._5f_Installatie_5f_afronden.C10" office:value-type="string">
            <text:p text:style-name="P37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5"><text:span text:style-name="Strong_20_Emphasis"><text:span text:style-name="T84"><draw:control text:anchor-type="as-char" draw:z-index="23" draw:name="Vorm 7" draw:style-name="gr1" draw:text-style-name="P91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8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3 </text:span></text:span><text:span text:style-name="Strong_20_Emphasis"><text:span text:style-name="T88"><text:s/></text:span></text:span><text:span text:style-name="Strong_20_Emphasis"><text:span text:style-name="T106">Installatie</text:span></text:span><text:span text:style-name="Strong_20_Emphasis"><text:span text:style-name="T107"> </text:span></text:span><text:span text:style-name="Strong_20_Emphasis"><text:span text:style-name="T108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84"><draw:control text:anchor-type="as-char" draw:z-index="4" draw:name="Vorm40_0" draw:style-name="gr1" draw:text-style-name="P91" svg:width="0.35cm" svg:height="0.35cm" draw:control="control3"/></text:span></text:span></text:p>
          </table:table-cell>
          <table:table-cell table:style-name="Tabel2.A1" office:value-type="string">
            <text:p text:style-name="P63"><text:span text:style-name="Strong_20_Emphasis"><text:span text:style-name="T84"><draw:control text:anchor-type="as-char" draw:z-index="9" draw:name="Vorm40_ 1" draw:style-name="gr1" draw:text-style-name="P91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297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6"><text:span text:style-name="Strong_20_Emphasis"><text:span text:style-name="T83"><draw:control text:anchor-type="as-char" draw:z-index="11" draw:name="Vorm13_ 1" draw:style-name="gr1" draw:text-style-name="P91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6"><text:span text:style-name="Strong_20_Emphasis"><text:span text:style-name="T84"><draw:control text:anchor-type="as-char" draw:z-index="24" draw:name="Vorm 8" draw:style-name="gr1" draw:text-style-name="P91" svg:width="0.35cm" svg:height="0.35cm" draw:control="control23"/></text:span></text:span></text:p>
          </table:table-cell>
          <table:table-cell table:style-name="Tabel2.A1" office:value-type="string">
            <text:p text:style-name="P66"><text:span text:style-name="Strong_20_Emphasis"><text:span text:style-name="T84"><draw:control text:anchor-type="as-char" draw:z-index="25" draw:name="Vorm 9" draw:style-name="gr1" draw:text-style-name="P91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3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9">De </text:span><text:span text:style-name="T212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1">men</text:span></text:span><text:span text:style-name="Strong_20_Emphasis"><text:span text:style-name="T90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Installatiem</text:span></text:span><text:span text:style-name="Strong_20_Emphasis"><text:span text:style-name="T101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5">4 <text:s/></text:span></text:span><text:span text:style-name="Strong_20_Emphasis"><text:span text:style-name="T9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8"/>
      <text:p text:style-name="P27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79"><text:user-field-get text:name="Distro">Ubuntu</text:user-field-get></text:span></text:span><text:span text:style-name="T167"><text:s/></text:span><text:span text:style-name="T168"><text:user-field-get text:name="Version">24.04</text:user-field-get></text:span><text:span text:style-name="T168"><text:s/></text:span><text:span text:style-name="Strong_20_Emphasis"><text:span text:style-name="T109"><text:user-field-get text:name="Edition">Desktop</text:user-field-get></text:span></text:span><text:span text:style-name="Strong_20_Emphasis"><text:span text:style-name="T109"><text:s/></text:span></text:span><text:span text:style-name="T165">is voltooid.</text:span></text:p>
      <text:p text:style-name="P8"/>
      <text:list text:style-name="L2">
        <text:list-header>
          <text:p text:style-name="P89"><text:span text:style-name="Emphasis"><text:span text:style-name="T291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2">Karel Zimmer</text:span></text:span></text:a><text:span text:style-name="Emphasis"><text:span text:style-name="T293">.</text:span></text:span></text:p>
          <text:p text:style-name="P90"><text:span text:style-name="Emphasis"><text:span text:style-name="T293">C</text:span></text:span><text:span text:style-name="Emphasis"><text:span text:style-name="T294">C0</text:span></text:span><text:span text:style-name="Emphasis"><text:span text:style-name="T293"> 1.0 </text:span></text:span><text:span text:style-name="Emphasis"><text:span text:style-name="T295">Universeel</text:span></text:span><text:span text:style-name="Emphasis"><text:span text:style-name="T293"> </text:span></text:span><text:span text:style-name="Emphasis"><text:span text:style-name="T29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0"><text:s/></text:span></text:span><text:span text:style-name="Emphasis"><text:span text:style-name="T29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0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5-19T18:28:35.917434752">19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8:28:35.802288810</dc:date>
    <meta:keyword>Installatie</meta:keyword>
    <meta:keyword>Checklist</meta:keyword>
    <meta:keyword>Linux</meta:keyword>
    <meta:editing-cycles>6892</meta:editing-cycles>
    <meta:editing-duration>P12DT8H33M50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77" meta:word-count="485" meta:character-count="3457" meta:non-whitespace-character-count="2994"/>
    <meta:user-defined meta:name="Info 1"/>
    <meta:user-defined meta:name="Info 2"/>
    <meta:user-defined meta:name="Info 3"/>
    <meta:user-defined meta:name="Info 4"/>
  </office:meta>
</office:document-meta>
</file>